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1d9631" officeooo:paragraph-rsid="001d9631" style:font-size-asian="10.5pt" style:font-size-complex="12pt"/>
    </style:style>
    <style:style style:name="P2" style:family="paragraph" style:parent-style-name="Standard">
      <style:text-properties style:font-name="Times New Roman" fo:font-size="36pt" officeooo:rsid="001d9631" officeooo:paragraph-rsid="001d9631" style:font-size-asian="31.5pt" style:font-size-complex="36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1e2c63" style:language-asian="zxx" style:country-asian="none" style:language-complex="zxx" style:country-complex="none"/>
    </style:style>
    <style:style style:name="T3" style:family="text">
      <style:text-properties fo:language="en" fo:country="US" style:language-asian="zxx" style:country-asian="none" style:language-complex="zxx" style:country-complex="none"/>
    </style:style>
    <style:style style:name="T4" style:family="text">
      <style:text-properties fo:language="en" fo:country="US" officeooo:rsid="001e2c63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rminal</text:p>
      <text:p text:style-name="P1">In this game, we have 10 riddles.</text:p>
      <text:p text:style-name="P1">1 Riddle (John)</text:p>
      <text:p text:style-name="P1">Go to the Documents directory and read the<text:span text:style-name="T1"> passwords.tms </text:span><text:span text:style-name="T3">file.</text:span></text:p>
      <text:p text:style-name="P1"><text:span text:style-name="T3">2 Riddle (Walter)</text:span></text:p>
      <text:p text:style-name="P1"><text:span text:style-name="T3">There should be a work directory, inside of his computer. From that directory, navigate to the logins folder. There should be a file named </text:span><text:span text:style-name="T1">a_message_for_you.tms, </text:span><text:span text:style-name="T3">from that file, the user should learn that he (Walter) redacted the password. From now on, the user could be left confused, </text:span><text:span text:style-name="T4">that’s a test and the weak ones should leave the game now. The password could be found inside of the </text:span><text:span text:style-name="T2">006.png file</text:span><text:span text:style-name="T4"> and it would need to be decoded.</text:span></text:p>
      <text:p text:style-name="P1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5:32:47.504011429</meta:creation-date>
    <dc:date>2023-06-11T15:45:56.185443659</dc:date>
    <meta:editing-duration>PT2M3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00" meta:character-count="567" meta:non-whitespace-character-count="473"/>
  </office:meta>
</office:document-meta>
</file>